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5.90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2cd32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ce5"/>
        <table:table-row table:style-name="ro1">
          <table:table-cell table:style-name="ce1" office:value-type="string" calcext:value-type="string" table:number-columns-spanned="5" table:number-rows-spanned="1">
            <text:p>Saxtalk.com Daily Saxophone Etudes Vol. 1 for Eb Saxophones - MuseScore Index</text:p>
          </table:table-cell>
          <table:covered-table-cell table:number-columns-repeated="4" table:style-name="ce2"/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Etude Number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Page Number</text:p>
          </table:table-cell>
          <table:table-cell table:style-name="ce2" office:value-type="string" calcext:value-type="string">
            <text:p>Focus</text:p>
          </table:table-cell>
          <table:table-cell table:style-name="ce2" office:value-type="string" calcext:value-type="string">
            <text:p>MuseScore File Location</text:p>
          </table:table-cell>
          <table:table-cell table:style-name="ce4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 of 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jor Chord Etudes</text:p>
          </table:table-cell>
          <table:table-cell office:value-type="string" calcext:value-type="string">
            <text:p><text:a xlink:href="https://musescore.com/user/18100066/scores/6964851" xlink:type="simple">https://musescore.com/user/18100066/scores/6964851</text:a>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2 of 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jor Chord Etudes</text:p>
          </table:table-cell>
          <table:table-cell office:value-type="string" calcext:value-type="string">
            <text:p><text:a xlink:href="https://musescore.com/user/18100066/scores/6964979" xlink:type="simple">https://musescore.com/user/18100066/scores/6964979</text:a>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3 of 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jor Chord Etudes</text:p>
          </table:table-cell>
          <table:table-cell office:value-type="string" calcext:value-type="string">
            <text:p><text:a xlink:href="https://musescore.com/user/18100066/scores/6964989" xlink:type="simple">https://musescore.com/user/18100066/scores/6964989</text:a>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Saxtalk.com Daily Saxophone Etudes Vol. 1 for Eb Saxophones - MuseScore Index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3T11:52:41.388994041</meta:creation-date>
    <dc:date>2021-08-23T13:42:17.260885761</dc:date>
    <meta:editing-duration>PT53M24S</meta:editing-duration>
    <meta:editing-cycles>4</meta:editing-cycles>
    <meta:generator>LibreOffice/7.1.5.2$Linux_X86_64 LibreOffice_project/10$Build-2</meta:generator>
    <meta:document-statistic meta:table-count="1" meta:cell-count="21" meta:object-count="0"/>
  </office:meta>
</office:document-meta>
</file>